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c1125" officeooo:paragraph-rsid="001c1125"/>
    </style:style>
    <style:style style:name="P2" style:family="paragraph" style:parent-style-name="Text_20_body">
      <style:text-properties officeooo:paragraph-rsid="001c1125"/>
    </style:style>
    <style:style style:name="P3" style:family="paragraph" style:parent-style-name="Text_20_body">
      <style:text-properties fo:font-size="16pt" style:text-underline-style="solid" style:text-underline-width="auto" style:text-underline-color="font-color" fo:font-weight="bold" officeooo:rsid="001c1125" officeooo:paragraph-rsid="001c1125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jercicios Unit 9</text:p>
      <text:p text:style-name="P1">Escribe un programa con un método <text:span text:style-name="Emphasis">void leerArchivo(String nombreArchivo)</text:span> que lea un fichero de texto y lo vaya mostrando línea a línea pasado todo a mayúsculas.</text:p>
      <text:p text:style-name="P2">Añade otro método <text:span text:style-name="Emphasis">int contarPalabras(String nombreArchivo, String palabra)</text:span> que muestre el número de líneas donde aparezca la palabra que se pasa como argume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9:05:28.829538551</meta:creation-date>
    <dc:date>2016-06-02T19:07:53.855343004</dc:date>
    <meta:editing-duration>P0D</meta:editing-duration>
    <meta:editing-cycles>1</meta:editing-cycles>
    <meta:document-statistic meta:table-count="0" meta:image-count="0" meta:object-count="0" meta:page-count="1" meta:paragraph-count="3" meta:word-count="52" meta:character-count="337" meta:non-whitespace-character-count="288"/>
    <meta:generator>LibreOffice/4.2.8.2$Linux_X86_64 LibreOffice_project/420m0$Build-2</meta:generator>
  </office:meta>
</office:document-meta>
</file>